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0.5pt" style:font-size-asian="10.5pt" style:font-size-complex="10.5pt" fo:hyphenate="false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language="en" fo:country="US"/>
    </style:style>
    <style:style style:name="T4" style:family="text">
      <style:text-properties fo:font-size="10.5pt" style:font-size-asian="10.5pt" style:font-size-complex="10.5pt"/>
    </style:style>
    <style:style style:name="gr1" style:family="graphic">
      <style:graphic-properties draw:textarea-horizontal-align="justify" draw:textarea-vertical-align="middle" draw:auto-grow-height="false" fo:min-height="15.926cm" fo:min-width="13.492cm" text:animation="none" text:animation-direction="righ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563cm" fo:min-width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65cm" fo:min-width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436cm" fo:min-width="2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254cm" draw:marker-start-width="1.099cm" draw:marker-end="Arrow" draw:marker-end-width="0.508cm" draw:textarea-horizontal-align="center" draw:textarea-vertical-align="middle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355cm" fo:min-width="1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top" draw:auto-grow-height="false" fo:min-height="1.556cm" fo:min-width="3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3cm" draw:marker-start-width="1.251cm" draw:marker-end="Arrow" draw:marker-end-width="0.55cm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653cm" draw:marker-end="Arrow" draw:marker-end-width="0.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436cm" fo:min-width="3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125cm" fo:min-width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draw:marker-start-width="0.653cm" draw:marker-end="" draw:marker-end-width="0.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863cm" fo:min-width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254cm" draw:marker-start-width="1.099cm" draw:marker-end="Arrow" draw:marker-end-width="0.439cm" draw:textarea-horizontal-align="center" draw:textarea-vertical-align="middle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top" draw:auto-grow-height="false" fo:min-height="1.314cm" fo:min-width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top" draw:auto-grow-height="false" fo:min-height="0.815cm" fo:min-width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14.95cm" svg:height="17.384cm" svg:x="2.533cm" svg:y="5.4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2" draw:text-style-name="P2" svg:width="2.752cm" svg:height="3.123cm" svg:x="13.249cm" svg:y="14.353cm"><text:p text:style-name="P2">Channel</text:p><text:p text:style-name="P2">Assignement </text:p><text:p text:style-name="P2">Change</text:p><text:p text:style-name="P2">neede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Forme2" draw:style-name="gr3" draw:text-style-name="P3" svg:width="2.599cm" svg:height="2.73cm" svg:x="3.004cm" svg:y="18.08cm"><text:p text:style-name="P2"><text:span text:style-name="T1">AP </text:span></text:p><text:p text:style-name="P2"><text:span text:style-name="T1">Association </text:span></text:p><text:p text:style-name="P2"><text:span text:style-name="T1">Change </text:span></text:p><text:p text:style-name="P2"><text:span text:style-name="T1">need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Forme3" draw:style-name="gr4" draw:text-style-name="P2" svg:width="2.356cm" svg:height="1.588cm" svg:x="4.279cm" svg:y="6.071cm"><text:p text:style-name="P2">Channel </text:p><text:p text:style-name="P2">Assignement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4" draw:text-style-name="P2" svg:width="2.356cm" svg:height="1.588cm" svg:x="4.306cm" svg:y="8.691cm"><text:p text:style-name="P2">Offline AP </text:p><text:p text:style-name="P2">Association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Forme4" draw:style-name="gr5" draw:text-style-name="P2" svg:x1="1.827cm" svg:y1="13.347cm" svg:x2="7.066cm" svg:y2="13.373cm"><text:p/></draw:line><draw:custom-shape text:anchor-type="paragraph" draw:z-index="6" draw:name="Forme3" draw:style-name="gr4" draw:text-style-name="P2" svg:width="2.356cm" svg:height="1.588cm" svg:x="5.893cm" svg:y="15.332cm"><text:p text:style-name="P2">Online AP </text:p><text:p text:style-name="P2">Association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2" draw:style-name="gr6" draw:text-style-name="P4" svg:width="2.682cm" svg:height="2.708cm" svg:x="6.184cm" svg:y="17.634cm"><text:p text:style-name="P2"><text:span text:style-name="T2"/></text:p><text:p text:style-name="P2"><text:span text:style-name="T2">Interference </text:span></text:p><text:p text:style-name="P2"><text:span text:style-name="T2"><text:s/></text:span><text:span text:style-name="T2">Threshold</text:span></text:p><text:p text:style-name="P2"><text:span text:style-name="T2">Reach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Forme3" draw:style-name="gr7" draw:text-style-name="P6" svg:width="3.442cm" svg:height="1.722cm" svg:x="4.094cm" svg:y="2.738cm"><text:p text:style-name="P5"><text:span text:style-name="T3">Network</text:span><text:span text:style-name="T1"> State</text:span></text:p><text:p text:style-name="P5"><text:span text:style-name="T1"/></text:p><text:p text:style-name="P5"><text:span text:style-name="T1">APs + St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Forme4" draw:style-name="gr8" draw:text-style-name="P2" svg:x1="5.707cm" svg:y1="4.431cm" svg:x2="5.681cm" svg:y2="6.071cm"><text:p/></draw:line><draw:line text:anchor-type="paragraph" draw:z-index="10" draw:name="Forme4" draw:style-name="gr9" draw:text-style-name="P3" svg:x1="5.443cm" svg:y1="7.659cm" svg:x2="5.443cm" svg:y2="8.799cm"><text:p/></draw:line><draw:custom-shape text:anchor-type="paragraph" draw:z-index="11" draw:name="Forme3" draw:style-name="gr10" draw:text-style-name="P2" svg:width="3.864cm" svg:height="1.588cm" svg:x="3.565cm" svg:y="11.416cm"><text:p text:style-name="P2">Current Network </text:p><text:p text:style-name="P2">Configur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Forme4" draw:style-name="gr9" draw:text-style-name="P2" svg:x1="5.258cm" svg:y1="10.278cm" svg:x2="5.258cm" svg:y2="11.416cm"><text:p/></draw:line><draw:line text:anchor-type="paragraph" draw:z-index="13" draw:name="Forme4" draw:style-name="gr9" draw:text-style-name="P2" svg:x1="7.03cm" svg:y1="13.003cm" svg:x2="7.004cm" svg:y2="15.331cm"><text:p/></draw:line><draw:custom-shape text:anchor-type="paragraph" draw:z-index="14" draw:name="Forme2" draw:style-name="gr11" draw:text-style-name="P2" svg:width="3.255cm" svg:height="2.25cm" svg:x="9.968cm" svg:y="17.898cm"><text:p text:style-name="P2"/><text:p text:style-name="P2"><text:span text:style-name="T2">Capacity decrease </text:span></text:p><text:p text:style-name="P2"><text:span text:style-name="T2">threshold </text:span></text:p><text:p text:style-name="P2"><text:span text:style-name="T2">reach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" draw:name="Forme4" draw:style-name="gr9" draw:text-style-name="P2" svg:x1="7.507cm" svg:y1="16.893cm" svg:x2="7.532cm" svg:y2="17.634cm"><text:p/></draw:line><draw:line text:anchor-type="paragraph" draw:z-index="16" draw:name="Forme4" draw:style-name="gr9" draw:text-style-name="P2" svg:x1="8.998cm" svg:y1="19.036cm" svg:x2="9.968cm" svg:y2="19.036cm"><text:p/></draw:line><draw:line text:anchor-type="paragraph" draw:z-index="17" draw:name="Forme4" draw:style-name="gr9" draw:text-style-name="P3" svg:x1="7.533cm" svg:y1="20.341cm" svg:x2="7.533cm" svg:y2="21.423cm"><text:p/></draw:line><draw:frame text:anchor-type="paragraph" draw:z-index="18" draw:name="Forme6" draw:style-name="gr12" draw:text-style-name="P7" svg:width="0.689cm" svg:height="0.742cm" svg:x="8.31cm" svg:y="17.951cm"><draw:text-box><text:p>No</text:p></draw:text-box></draw:frame><draw:frame text:anchor-type="paragraph" draw:z-index="19" draw:name="Forme6" draw:style-name="gr12" draw:text-style-name="P7" svg:width="0.689cm" svg:height="0.742cm" svg:x="10.717cm" svg:y="16.893cm"><draw:text-box><text:p>No</text:p></draw:text-box></draw:frame><draw:line text:anchor-type="paragraph" draw:z-index="20" draw:name="Forme4" draw:style-name="gr13" draw:text-style-name="P2" svg:x1="11.608cm" svg:y1="17.898cm" svg:x2="11.608cm" svg:y2="10.675cm"><text:p/></draw:line><draw:line text:anchor-type="paragraph" draw:z-index="21" draw:name="Forme4" draw:style-name="gr13" draw:text-style-name="P2" svg:x1="16.371cm" svg:y1="10.675cm" svg:x2="6.105cm" svg:y2="10.701cm"><text:p/></draw:line><draw:line text:anchor-type="paragraph" draw:z-index="22" draw:name="Forme4" draw:style-name="gr9" draw:text-style-name="P2" svg:x1="6.104cm" svg:y1="10.675cm" svg:x2="6.13cm" svg:y2="11.601cm"><text:p/></draw:line><draw:frame text:anchor-type="paragraph" draw:z-index="23" draw:name="Forme6" draw:style-name="gr12" draw:text-style-name="P7" svg:width="0.689cm" svg:height="0.742cm" svg:x="6.555cm" svg:y="20.182cm"><draw:text-box><text:p>Yes</text:p></draw:text-box></draw:frame><draw:line text:anchor-type="paragraph" draw:z-index="24" draw:name="Forme4" draw:style-name="gr9" draw:text-style-name="P2" svg:x1="11.581cm" svg:y1="20.147cm" svg:x2="11.581cm" svg:y2="21.422cm"><text:p/></draw:line><draw:frame text:anchor-type="paragraph" draw:z-index="25" draw:name="Forme6" draw:style-name="gr12" draw:text-style-name="P7" svg:width="0.689cm" svg:height="0.742cm" svg:x="10.656cm" svg:y="20.147cm"><draw:text-box><text:p>Yes</text:p></draw:text-box></draw:frame><draw:line text:anchor-type="paragraph" draw:z-index="26" draw:name="Forme4" draw:style-name="gr13" draw:text-style-name="P2" svg:x1="14.624cm" svg:y1="21.37cm" svg:x2="7.454cm" svg:y2="21.37cm"><text:p/></draw:line><draw:custom-shape text:anchor-type="paragraph" draw:z-index="27" draw:name="Forme3" draw:style-name="gr4" draw:text-style-name="P2" svg:width="2.356cm" svg:height="1.588cm" svg:x="13.354cm" svg:y="18.533cm"><text:p text:style-name="P2">Offline AP </text:p><text:p text:style-name="P2">Association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3" draw:style-name="gr14" draw:text-style-name="P2" svg:width="2.356cm" svg:height="2.065cm" svg:x="3.327cm" svg:y="15.252cm"><text:p text:style-name="P2">Ressource </text:p><text:p text:style-name="P2">utilisation </text:p><text:p text:style-name="P2">Optimiser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9" draw:name="Forme4" draw:style-name="gr9" draw:text-style-name="P3" svg:x1="14.625cm" svg:y1="21.37cm" svg:x2="14.625cm" svg:y2="20.121cm"><text:p/></draw:line><draw:line text:anchor-type="paragraph" draw:z-index="30" draw:name="Forme4" draw:style-name="gr15" draw:text-style-name="P2" svg:x1="1.801cm" svg:y1="14.538cm" svg:x2="4.544cm" svg:y2="14.485cm"><text:p/></draw:line><draw:line text:anchor-type="paragraph" draw:z-index="31" draw:name="Forme4" draw:style-name="gr9" draw:text-style-name="P2" svg:x1="4.517cm" svg:y1="13.003cm" svg:x2="4.543cm" svg:y2="15.252cm"><text:p/></draw:line><draw:line text:anchor-type="paragraph" draw:z-index="32" draw:name="Forme4" draw:style-name="gr9" draw:text-style-name="P2" svg:x1="4.359cm" svg:y1="17.237cm" svg:x2="4.359cm" svg:y2="18.084cm"><text:p/></draw:line><draw:line text:anchor-type="paragraph" draw:z-index="33" draw:name="Forme4" draw:style-name="gr13" draw:text-style-name="P2" svg:x1="5.602cm" svg:y1="19.406cm" svg:x2="5.602cm" svg:y2="17.766cm"><text:p/></draw:line><draw:line text:anchor-type="paragraph" draw:z-index="34" draw:name="Forme4" draw:style-name="gr9" draw:text-style-name="P2" svg:x1="4.332cm" svg:y1="20.811cm" svg:x2="4.332cm" svg:y2="22.028cm"><text:p/></draw:line><draw:frame text:anchor-type="paragraph" draw:z-index="35" draw:name="Forme6" draw:style-name="gr12" draw:text-style-name="P7" svg:width="0.689cm" svg:height="0.742cm" svg:x="4.782cm" svg:y="18.251cm"><draw:text-box><text:p>Yes</text:p></draw:text-box></draw:frame><draw:frame text:anchor-type="paragraph" draw:z-index="36" draw:name="Forme6" draw:style-name="gr12" draw:text-style-name="P7" svg:width="0.689cm" svg:height="0.742cm" svg:x="3.459cm" svg:y="20.809cm"><draw:text-box><text:p>No</text:p></draw:text-box></draw:frame><draw:line text:anchor-type="paragraph" draw:z-index="37" draw:name="Forme4" draw:style-name="gr9" draw:text-style-name="P2" svg:x1="6.422cm" svg:y1="17.766cm" svg:x2="6.422cm" svg:y2="16.946cm"><text:p/></draw:line><draw:line text:anchor-type="paragraph" draw:z-index="38" draw:name="Forme4" draw:style-name="gr9" draw:text-style-name="P2" svg:x1="14.624cm" svg:y1="18.586cm" svg:x2="14.624cm" svg:y2="17.475cm"><text:p/></draw:line><draw:line text:anchor-type="paragraph" draw:z-index="39" draw:name="Forme4" draw:style-name="gr13" draw:text-style-name="P3" svg:x1="9.704cm" svg:y1="15.862cm" svg:x2="9.704cm" svg:y2="12.104cm"><text:p/></draw:line><draw:line text:anchor-type="paragraph" draw:z-index="40" draw:name="Forme4" draw:style-name="gr9" draw:text-style-name="P2" svg:x1="9.703cm" svg:y1="12.104cm" svg:x2="7.375cm" svg:y2="12.104cm"><text:p/></draw:line><draw:frame text:anchor-type="paragraph" draw:z-index="41" draw:name="Forme6" draw:style-name="gr12" draw:text-style-name="P7" svg:width="0.689cm" svg:height="0.742cm" svg:x="12.561cm" svg:y="14.776cm"><draw:text-box><text:p>No</text:p></draw:text-box></draw:frame><draw:line text:anchor-type="paragraph" draw:z-index="42" draw:name="Forme4" draw:style-name="gr13" draw:text-style-name="P2" svg:x1="14.678cm" svg:y1="14.353cm" svg:x2="14.625cm" svg:y2="6.786cm"><text:p/></draw:line><draw:line text:anchor-type="paragraph" draw:z-index="43" draw:name="Forme4" draw:style-name="gr9" draw:text-style-name="P2" svg:x1="14.677cm" svg:y1="6.785cm" svg:x2="6.634cm" svg:y2="6.759cm"><text:p/></draw:line><draw:frame text:anchor-type="paragraph" draw:z-index="44" draw:name="Forme6" draw:style-name="gr12" draw:text-style-name="P7" svg:width="0.689cm" svg:height="0.742cm" svg:x="13.936cm" svg:y="13.612cm"><draw:text-box><text:p>Yes</text:p></draw:text-box></draw:frame><draw:line text:anchor-type="paragraph" draw:z-index="45" draw:name="Forme4" draw:style-name="gr13" draw:text-style-name="P2" svg:x1="16.371cm" svg:y1="22.131cm" svg:x2="4.332cm" svg:y2="22.027cm"><text:p/></draw:line><draw:line text:anchor-type="paragraph" draw:z-index="46" draw:name="Forme4" draw:style-name="gr13" draw:text-style-name="P2" svg:x1="16.37cm" svg:y1="22.105cm" svg:x2="16.37cm" svg:y2="10.649cm"><text:p/></draw:line><draw:line text:anchor-type="paragraph" draw:z-index="47" draw:name="Forme4" draw:style-name="gr13" draw:text-style-name="P2" svg:x1="6.417cm" svg:y1="17.766cm" svg:x2="5.602cm" svg:y2="17.766cm"><text:p/></draw:line><draw:line text:anchor-type="paragraph" draw:z-index="48" draw:name="Forme4" draw:style-name="gr13" draw:text-style-name="P2" svg:x1="13.249cm" svg:y1="15.861cm" svg:x2="9.571cm" svg:y2="15.914cm"><text:p/></draw:line><draw:custom-shape text:anchor-type="paragraph" draw:z-index="49" draw:name="Forme3" draw:style-name="gr16" draw:text-style-name="P9" svg:width="2.735cm" svg:height="1.456cm" svg:x="-0.907cm" svg:y="12.527cm"><text:p text:style-name="P8"><text:span text:style-name="T4">New arriving </text:span></text:p><text:p text:style-name="P8"><text:span text:style-name="T4">Station / User</text:span></text:p><text:p text:style-name="P8"><text:span text:style-name="T4">mobility chan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Forme3" draw:style-name="gr17" draw:text-style-name="P9" svg:width="2.259cm" svg:height="0.9cm" svg:x="-0.457cm" svg:y="14.353cm"><text:p><text:span text:style-name="T4">Users demand </text:span></text:p><text:p text:style-name="P2"><text:span text:style-name="T4">chan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20:14.904972628</meta:creation-date>
    <dc:date>2018-02-19T12:14:20.431206371</dc:date>
    <meta:editing-duration>PT9H22M3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